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1pt" fo:font-weight="normal" officeooo:rsid="00114b50" officeooo:paragraph-rsid="00114b50" fo:background-color="transparent" style:font-size-asian="11pt" style:font-size-complex="11pt"/>
    </style:style>
    <style:style style:name="P2" style:family="paragraph" style:parent-style-name="Standard">
      <style:text-properties style:use-window-font-color="true" style:font-name="Liberation Serif" fo:font-size="11pt" fo:font-weight="normal" officeooo:rsid="00112350" officeooo:paragraph-rsid="00112350" fo:background-color="transparent" style:font-size-asian="11pt" style:font-size-complex="11pt"/>
    </style:style>
    <style:style style:name="P3" style:family="paragraph" style:parent-style-name="Standard">
      <style:paragraph-properties style:line-height-at-least="0.503cm"/>
      <style:text-properties style:use-window-font-color="true" style:font-name="Liberation Serif" fo:font-size="11pt" fo:font-weight="normal" fo:background-color="transparent" style:font-size-asian="11pt" style:font-size-complex="11pt"/>
    </style:style>
    <style:style style:name="P4" style:family="paragraph" style:parent-style-name="Standard">
      <style:paragraph-properties style:line-height-at-least="0.503cm"/>
      <style:text-properties style:use-window-font-color="true" style:font-name="Liberation Serif" fo:font-size="11pt" fo:font-weight="normal" officeooo:paragraph-rsid="0014d7e0" fo:background-color="transparent" style:font-size-asian="11pt" style:font-size-complex="11pt"/>
    </style:style>
    <style:style style:name="P5" style:family="paragraph" style:parent-style-name="Standard">
      <style:paragraph-properties style:line-height-at-least="0.503cm"/>
      <style:text-properties style:use-window-font-color="true" style:font-name="Liberation Serif" fo:font-size="11pt" fo:font-weight="normal" officeooo:rsid="00130c37" officeooo:paragraph-rsid="00130c37" fo:background-color="transparent" style:font-size-asian="11pt" style:font-size-complex="11pt"/>
    </style:style>
    <style:style style:name="P6" style:family="paragraph" style:parent-style-name="Standard">
      <style:text-properties style:use-window-font-color="true" style:font-name="Liberation Serif" fo:font-size="11pt" fo:font-weight="normal" officeooo:rsid="00130c37" officeooo:paragraph-rsid="00130c37" fo:background-color="transparent" style:font-size-asian="11pt" style:font-size-complex="11pt"/>
    </style:style>
    <style:style style:name="P7" style:family="paragraph" style:parent-style-name="Standard">
      <style:text-properties style:use-window-font-color="true" style:font-name="Liberation Serif" fo:font-size="11pt" fo:font-weight="normal" officeooo:paragraph-rsid="00112350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Serif" fo:font-size="11pt" fo:background-color="transparent" style:font-size-asian="11pt" style:font-size-complex="11pt"/>
    </style:style>
    <style:style style:name="P9" style:family="paragraph" style:parent-style-name="Standard">
      <style:text-properties style:use-window-font-color="true" style:font-name="Liberation Serif" fo:font-size="11pt" officeooo:rsid="00130c37" officeooo:paragraph-rsid="00130c37" fo:background-color="transparent" style:font-size-asian="11pt" style:font-size-complex="11pt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/>
    </style:style>
    <style:style style:name="T3" style:family="text">
      <style:text-properties fo:color="#d4d4d4" style:font-name="Droid Sans Mono" fo:font-size="10.5pt" fo:background-color="#1e1e1e" loext:char-shading-value="0"/>
    </style:style>
    <style:style style:name="T4" style:family="text">
      <style:text-properties fo:color="#d4d4d4" style:font-name="Droid Sans Mono" fo:font-size="10.5pt" fo:background-color="#1e1e1e" loext:char-shading-value="0" style:font-size-asian="11pt" style:font-size-complex="11pt"/>
    </style:style>
    <style:style style:name="T5" style:family="text">
      <style:text-properties fo:color="#d4d4d4" fo:font-size="10.5pt" fo:background-color="#1e1e1e" loext:char-shading-value="0"/>
    </style:style>
    <style:style style:name="T6" style:family="text">
      <style:text-properties fo:color="#d4d4d4" fo:font-size="10.5pt" fo:background-color="#1e1e1e" loext:char-shading-value="0" style:font-size-asian="10.5pt" style:font-size-complex="10.5pt"/>
    </style:style>
    <style:style style:name="T7" style:family="text">
      <style:text-properties fo:color="#d4d4d4" fo:font-size="10.5pt" fo:background-color="#1e1e1e" loext:char-shading-value="0" style:font-size-asian="11pt" style:font-size-complex="11pt"/>
    </style:style>
    <style:style style:name="T8" style:family="text">
      <style:text-properties fo:color="#d4d4d4" fo:background-color="#1e1e1e" loext:char-shading-value="0" style:font-size-asian="11pt" style:font-size-complex="11pt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ce9178" style:font-name="Droid Sans Mono" fo:font-size="10.5pt" fo:background-color="#1e1e1e" loext:char-shading-value="0"/>
    </style:style>
    <style:style style:name="T11" style:family="text">
      <style:text-properties fo:color="#ce9178" style:font-name="Droid Sans Mono" fo:font-size="10.5pt" fo:background-color="#1e1e1e" loext:char-shading-value="0" style:font-size-asian="11pt" style:font-size-complex="11pt"/>
    </style:style>
    <style:style style:name="T12" style:family="text">
      <style:text-properties fo:color="#ce9178" fo:font-size="10.5pt" fo:background-color="#1e1e1e" loext:char-shading-value="0"/>
    </style:style>
    <style:style style:name="T13" style:family="text">
      <style:text-properties fo:color="#ce9178" fo:font-size="10.5pt" fo:background-color="#1e1e1e" loext:char-shading-value="0" style:font-size-asian="10.5pt" style:font-size-complex="10.5pt"/>
    </style:style>
    <style:style style:name="T14" style:family="text">
      <style:text-properties fo:color="#ce9178" fo:font-size="10.5pt" fo:background-color="#1e1e1e" loext:char-shading-value="0" style:font-size-asian="11pt" style:font-size-complex="11pt"/>
    </style:style>
    <style:style style:name="T15" style:family="text">
      <style:text-properties fo:color="#ce9178" fo:background-color="#1e1e1e" loext:char-shading-value="0" style:font-size-asian="11pt" style:font-size-complex="11pt"/>
    </style:style>
    <style:style style:name="T16" style:family="text">
      <style:text-properties fo:color="#9cdcfe" style:font-name="Droid Sans Mono" fo:font-size="10.5pt" fo:background-color="#1e1e1e" loext:char-shading-value="0"/>
    </style:style>
    <style:style style:name="T17" style:family="text">
      <style:text-properties fo:color="#9cdcfe" style:font-name="Droid Sans Mono" fo:font-size="10.5pt" fo:background-color="#1e1e1e" loext:char-shading-value="0" style:font-size-asian="11pt" style:font-size-complex="11pt"/>
    </style:style>
    <style:style style:name="T18" style:family="text">
      <style:text-properties fo:color="#9cdcfe" fo:font-size="10.5pt" fo:background-color="#1e1e1e" loext:char-shading-value="0"/>
    </style:style>
    <style:style style:name="T19" style:family="text">
      <style:text-properties fo:color="#9cdcfe" fo:font-size="10.5pt" fo:background-color="#1e1e1e" loext:char-shading-value="0" style:font-size-asian="10.5pt" style:font-size-complex="10.5pt"/>
    </style:style>
    <style:style style:name="T20" style:family="text">
      <style:text-properties fo:color="#9cdcfe" fo:font-size="10.5pt" fo:background-color="#1e1e1e" loext:char-shading-value="0" style:font-size-asian="11pt" style:font-size-complex="11pt"/>
    </style:style>
    <style:style style:name="T21" style:family="text">
      <style:text-properties fo:color="#9cdcfe" fo:background-color="#1e1e1e" loext:char-shading-value="0" style:font-size-asian="11pt" style:font-size-complex="11pt"/>
    </style:style>
    <style:style style:name="T22" style:family="text">
      <style:text-properties officeooo:rsid="00130c37"/>
    </style:style>
    <style:style style:name="T23" style:family="text">
      <style:text-properties fo:color="#dcdcaa"/>
    </style:style>
    <style:style style:name="T24" style:family="text">
      <style:text-properties fo:color="#dcdcaa" style:font-name="Droid Sans Mono" fo:font-size="10.5pt" fo:font-weight="normal"/>
    </style:style>
    <style:style style:name="T25" style:family="text">
      <style:text-properties fo:color="#b5cea8"/>
    </style:style>
    <style:style style:name="T26" style:family="text">
      <style:text-properties fo:color="#b5cea8" style:font-name="Droid Sans Mono" fo:font-size="10.5pt" fo:font-weight="normal"/>
    </style:style>
    <style:style style:name="T27" style:family="text">
      <style:text-properties fo:font-weight="normal"/>
    </style:style>
    <style:style style:name="T28" style:family="text">
      <style:text-properties style:font-name="Droid Sans Mono" fo:font-size="10.5pt" fo:font-weight="normal"/>
    </style:style>
    <style:style style:name="T29" style:family="text">
      <style:text-properties fo:font-size="10.5pt" fo:font-weight="normal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.5pt" officeooo:rsid="00112350" style:font-size-asian="10.5pt" style:font-size-complex="10.5pt" fo:background-color="#ffffff"/>
    </style:style>
    <style:style style:name="T32" style:family="text">
      <style:text-properties fo:font-size="10.5pt" style:font-size-asian="10.5pt" style:font-size-complex="10.5pt" fo:background-color="#ffffff"/>
    </style:style>
    <style:style style:name="T33" style:family="text">
      <style:text-properties fo:font-size="10.5pt" fo:background-color="#1e1e1e" loext:char-shading-value="0" style:font-size-asian="10.5pt" style:font-size-complex="10.5pt"/>
    </style:style>
    <style:style style:name="T34" style:family="text">
      <style:text-properties fo:color="#d7ba7d" style:font-name="Droid Sans Mono" fo:font-size="10.5pt" fo:font-weight="normal"/>
    </style:style>
    <style:style style:name="T35" style:family="text">
      <style:text-properties officeooo:rsid="00112350" style:font-size-asian="11pt" style:font-size-complex="11pt" fo:background-color="#ffffff"/>
    </style:style>
    <style:style style:name="T36" style:family="text">
      <style:text-properties style:font-size-asian="11pt" style:font-size-complex="11pt" fo:background-color="#ffffff"/>
    </style:style>
    <style:style style:name="T37" style:family="text">
      <style:text-properties fo:background-color="#1e1e1e" loext:char-shading-value="0" style:font-size-asian="11pt" style:font-size-complex="11pt"/>
    </style:style>
    <style:style style:name="T38" style:family="text">
      <style:text-properties officeooo:rsid="0014d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B SUGAR VALLEY ACTUAL</text:p>
      <text:p text:style-name="P2"/>
      <text:p text:style-name="P7"><text:span text:style-name="T35">numeroborna 0 = <text:s/>'Corriente hidrolisis';</text:span><text:span text:style-name="T31"><text:tab/><text:tab/><text:tab/><text:tab/></text:span><text:span text:style-name="T36">tiporegistrorb = 'M'<text:tab/>tiporb = '2'</text:span></text:p>
      <text:p text:style-name="P4">numeroborna 1 = <text:s/>'Caudal hidrolisis';<text:tab/><text:tab/><text:tab/><text:tab/>tiporegistrorb = 'M'<text:tab/>tiporb = '<text:span text:style-name="T38">3</text:span>'</text:p>
      <text:p text:style-name="P4">numeroborna 2 = <text:s/>'PH';<text:tab/><text:tab/><text:tab/><text:tab/><text:tab/><text:tab/>tiporegistrorb = 'M'<text:tab/>tiporb = '<text:span text:style-name="T38">4</text:span>'</text:p>
      <text:p text:style-name="P4">numeroborna 3 = <text:s/>'Redox';<text:tab/><text:tab/><text:tab/><text:tab/><text:tab/>tiporegistrorb = 'M'<text:tab/>tiporb = '<text:span text:style-name="T38">5</text:span>'</text:p>
      <text:p text:style-name="P4">numeroborna 4 = <text:s/>'Temperatura';<text:tab/><text:tab/><text:tab/><text:tab/>tiporegistrorb = 'M'<text:tab/>tiporb = '<text:span text:style-name="T38">8</text:span>'</text:p>
      <text:p text:style-name="P4">numeroborna 5 = <text:s/>'Estado del rele de PH alto';<text:tab/><text:tab/><text:tab/>tiporegistrorb = 'M'<text:tab/>tiporb = '<text:span text:style-name="T38">12</text:span>'</text:p>
      <text:p text:style-name="P4">numeroborna 6 = <text:s/>'Estado del modulo de control de Redox';<text:tab/>tiporegistrorb = 'M'<text:tab/>tiporb = '<text:span text:style-name="T38">16</text:span>'</text:p>
      <text:p text:style-name="P4">numeroborna 7 = <text:s/>'Estado del rele de Redox';<text:tab/><text:tab/><text:tab/>tiporegistrorb = 'M'<text:tab/>tiporb = '<text:span text:style-name="T38">17</text:span>'</text:p>
      <text:p text:style-name="P4">numeroborna 8 = <text:s/>'Corriente de consigna hidrolisis';<text:tab/><text:tab/>tiporegistrorb = '<text:span text:style-name="T22">U</text:span>'<text:tab/>tiporb = '2'</text:p>
      <text:p text:style-name="P4">numeroborna 9 = <text:s/>'Consigna PH superior';<text:tab/><text:tab/><text:tab/>tiporegistrorb = '<text:span text:style-name="T22">U</text:span>'<text:tab/>tiporb = '<text:span text:style-name="T38">3</text:span>'</text:p>
      <text:p text:style-name="P4">numeroborna 10 = <text:s/>'Consigna PH inferior';<text:tab/><text:tab/><text:tab/>tiporegistrorb = '<text:span text:style-name="T22">U</text:span>'<text:tab/>tiporb = '<text:span text:style-name="T38">4</text:span>'</text:p>
      <text:p text:style-name="P4">numeroborna 11 = <text:s/>'Consigna Redox'<text:tab/><text:tab/><text:tab/><text:tab/>tiporegistrorb = '<text:span text:style-name="T22">U</text:span>'<text:tab/>tiporb = '<text:span text:style-name="T38">7</text:span>'</text:p>
      <text:p text:style-name="P3"/>
      <text:p text:style-name="P3"/>
      <text:p text:style-name="P5">Trama ida entrada</text:p>
      <text:p text:style-name="P5">if(strlen(variablenborna)==1)</text:p>
      <text:p text:style-name="P8">   <text:span text:style-name="T27">{</text:span></text:p>
      <text:p text:style-name="P8">      <text:span text:style-name="T27">variabletramaida[0] = 'R';</text:span></text:p>
      <text:p text:style-name="P8">      <text:span text:style-name="T27">variabletramaida[1] = ' ';</text:span></text:p>
      <text:p text:style-name="P8">      <text:span text:style-name="T27">variabletramaida[2] = tiporegistro[0];</text:span></text:p>
      <text:p text:style-name="P8">      <text:span text:style-name="T27">variabletramaida[3] = ' ';</text:span></text:p>
      <text:p text:style-name="P8">      <text:span text:style-name="T27">variabletramaida[4] = variablenborna[0];     </text:span></text:p>
      <text:p text:style-name="P8">      <text:span text:style-name="T27">variabletramaida[5] = ' ';</text:span></text:p>
      <text:p text:style-name="P8">      <text:span text:style-name="T27">variabletramaida[6] = '\r\n';</text:span></text:p>
      <text:p text:style-name="P8">      <text:span text:style-name="T27">variabletramaida[7] = 0;</text:span></text:p>
      <text:p text:style-name="P8">   <text:span text:style-name="T27">}</text:span></text:p>
      <text:p text:style-name="P8">   <text:span text:style-name="T27">else</text:span></text:p>
      <text:p text:style-name="P8">   <text:span text:style-name="T27">{</text:span></text:p>
      <text:p text:style-name="P8">      <text:span text:style-name="T27">variabletramaida[0] = 'R';</text:span></text:p>
      <text:p text:style-name="P8">      <text:span text:style-name="T27">variabletramaida[1] = ' ';</text:span></text:p>
      <text:p text:style-name="P8">      <text:span text:style-name="T27">variabletramaida[2] = tiporegistro[0];</text:span></text:p>
      <text:p text:style-name="P8">      <text:span text:style-name="T27">variabletramaida[3] = ' ';</text:span></text:p>
      <text:p text:style-name="P8">      <text:span text:style-name="T27">variabletramaida[4] = variablenborna[0];</text:span></text:p>
      <text:p text:style-name="P8">      <text:span text:style-name="T27">variabletramaida[5] = variablenborna[1];</text:span></text:p>
      <text:p text:style-name="P8">      <text:span text:style-name="T27">variabletramaida[6] = ' ';</text:span></text:p>
      <text:p text:style-name="P8">      <text:span text:style-name="T27">variabletramaida[7] = '\r\n';</text:span></text:p>
      <text:p text:style-name="P8">      <text:span text:style-name="T27">variabletramaida[8] = 0;</text:span></text:p>
      <text:p text:style-name="P8">   <text:span text:style-name="T27">}</text:span></text:p>
      <text:p text:style-name="P5"/>
      <text:p text:style-name="P9">Trama ida salida</text:p>
      <text:p text:style-name="P6">if(strlen(variablenborna)==1)</text:p>
      <text:p text:style-name="P8">   <text:span text:style-name="T27">{</text:span></text:p>
      <text:p text:style-name="P8">      <text:span text:style-name="T27">variabletramaida[0] = 'W';</text:span></text:p>
      <text:p text:style-name="P8">      <text:span text:style-name="T27">variabletramaida[1] = ' ';</text:span></text:p>
      <text:p text:style-name="P8">      <text:span text:style-name="T27">variabletramaida[2] = tiporegistro[0];</text:span></text:p>
      <text:p text:style-name="P8">      <text:span text:style-name="T27">variabletramaida[3] = ' ';</text:span></text:p>
      <text:p text:style-name="P8">      <text:span text:style-name="T27">variabletramaida[4] = variablenborna[0];</text:span></text:p>
      <text:p text:style-name="P8">      <text:span text:style-name="T27">variabletramaida[5] = ' ';</text:span></text:p>
      <text:p text:style-name="P8">      <text:span text:style-name="T27">i=6;</text:span></text:p>
      <text:p text:style-name="P8"><text:soft-page-break/>      <text:span text:style-name="T27">while(j&lt;strlen(valorsalida))</text:span></text:p>
      <text:p text:style-name="P8">      <text:span text:style-name="T27">{</text:span></text:p>
      <text:p text:style-name="P8">         <text:span text:style-name="T27">variabletramaida[i] = valorsalida[j];</text:span></text:p>
      <text:p text:style-name="P8">         <text:span text:style-name="T27">i++;</text:span></text:p>
      <text:p text:style-name="P8">         <text:span text:style-name="T27">j++;</text:span></text:p>
      <text:p text:style-name="P8">      <text:span text:style-name="T27">}</text:span></text:p>
      <text:p text:style-name="P8">      <text:span text:style-name="T27">variabletramaida[i+1] = ' ';</text:span></text:p>
      <text:p text:style-name="P8">      <text:span text:style-name="T27">variabletramaida[i+2] = '\r\n';</text:span></text:p>
      <text:p text:style-name="P8">      <text:span text:style-name="T27">variabletramaida[i+3] = 0;</text:span></text:p>
      <text:p text:style-name="P8">   <text:span text:style-name="T27">}</text:span></text:p>
      <text:p text:style-name="P8">   <text:span text:style-name="T27">else</text:span></text:p>
      <text:p text:style-name="P8">   <text:span text:style-name="T27">{</text:span></text:p>
      <text:p text:style-name="P8">      <text:span text:style-name="T27">variabletramaida[0] = 'W';</text:span></text:p>
      <text:p text:style-name="P8">      <text:span text:style-name="T27">variabletramaida[1] = ' ';</text:span></text:p>
      <text:p text:style-name="P8">      <text:span text:style-name="T27">variabletramaida[2] = tiporegistro[0];</text:span></text:p>
      <text:p text:style-name="P8">      <text:span text:style-name="T27">variabletramaida[3] = ' ';</text:span></text:p>
      <text:p text:style-name="P8">      <text:span text:style-name="T27">variabletramaida[4] = variablenborna[0];</text:span></text:p>
      <text:p text:style-name="P8">      <text:span text:style-name="T27">variabletramaida[5] = variablenborna[1];</text:span></text:p>
      <text:p text:style-name="P8">      <text:span text:style-name="T27">variabletramaida[6] = ' ';</text:span></text:p>
      <text:p text:style-name="P8">      <text:span text:style-name="T27">i=7;</text:span></text:p>
      <text:p text:style-name="P8">      <text:span text:style-name="T27">while(j&lt;strlen(valorsalida))</text:span></text:p>
      <text:p text:style-name="P8">      <text:span text:style-name="T27">{</text:span></text:p>
      <text:p text:style-name="P8">         <text:span text:style-name="T27">variabletramaida[i] = valorsalida[j];</text:span></text:p>
      <text:p text:style-name="P8">         <text:span text:style-name="T27">i++;</text:span></text:p>
      <text:p text:style-name="P8">         <text:span text:style-name="T27">j++;</text:span></text:p>
      <text:p text:style-name="P8">      <text:span text:style-name="T27">}</text:span></text:p>
      <text:p text:style-name="P8">      <text:span text:style-name="T27">variabletramaida[i+1] = ' ';</text:span></text:p>
      <text:p text:style-name="P8">      <text:span text:style-name="T27">variabletramaida[i+2] = '\r\n';</text:span></text:p>
      <text:p text:style-name="P8">      <text:span text:style-name="T27">variabletramaida[i+3] = 0;</text:span></text:p>
      <text:p text:style-name="P8">   <text:span text:style-name="T27">}  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17:26.980802130</meta:creation-date>
    <dc:date>2019-05-06T11:03:49.493150645</dc:date>
    <meta:editing-duration>PT36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7" meta:word-count="307" meta:character-count="2637" meta:non-whitespace-character-count="2010"/>
  </office:meta>
</office:document-meta>
</file>